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6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31.75pt"/>
    </style:style>
    <style:style style:name="co7" style:family="table-column">
      <style:table-column-properties fo:break-before="auto" style:column-width="69.0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2.7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20_20_metri">
      <style:table-properties table:display="true" style:writing-mode="lr-tb"/>
    </style:style>
    <style:style style:name="ta3" style:family="table" style:master-page-name="PageStyle_5f_5_20_metri">
      <style:table-properties table:display="true" style:writing-mode="lr-tb"/>
    </style:style>
    <style:style style:name="ta4" style:family="table" style:master-page-name="PageStyle_5f_10_20_metri">
      <style:table-properties table:display="true" style:writing-mode="lr-tb"/>
    </style:style>
    <style:style style:name="ta5" style:family="table" style:master-page-name="PageStyle_5f_15_20_metri">
      <style:table-properties table:display="true" style:writing-mode="lr-tb"/>
    </style:style>
    <style:style style:name="ta6" style:family="table" style:master-page-name="PageStyle_5f_25_20_metri">
      <style:table-properties table:display="true" style:writing-mode="lr-tb"/>
    </style:style>
    <style:style style:name="ta7" style:family="table" style:master-page-name="PageStyle_5f_30_20_metri">
      <style:table-properties table:display="true" style:writing-mode="lr-tb"/>
    </style:style>
    <style:style style:name="ta8" style:family="table" style:master-page-name="PageStyle_5f_35_20_metri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0" style:family="table" style:master-page-name="PageStyle_5f_1_20_metro">
      <style:table-properties table:display="true" style:writing-mode="lr-tb"/>
    </style:style>
    <style:style style:name="ta11" style:family="table" style:master-page-name="PageStyle_5f_media_20_e_20_grafici">
      <style:table-properties table:display="true" style:writing-mode="lr-tb"/>
    </style:style>
    <style:style style:name="ce2" style:family="table-cell" style:parent-style-name="Default" style:data-style-name="N125"/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 metr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5" table:default-cell-style-name="Default"/>
        <table:table-column table:style-name="co4" table:number-columns-repeated="1005" table:default-cell-style-name="Default"/>
        <table:table-row table:style-name="ro1">
          <table:table-cell office:value-type="string" calcext:value-type="string">
            <text:p>LoRa a 20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7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09'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2" calcext:value-type="float">
            <text:p>-72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4" calcext:value-type="float">
            <text:p>-74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2" calcext:value-type="float">
            <text:p>-72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0" calcext:value-type="float">
            <text:p>-60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58" calcext:value-type="float">
            <text:p>-58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58" calcext:value-type="float">
            <text:p>-58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58" calcext:value-type="float">
            <text:p>-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58" calcext:value-type="float">
            <text:p>-58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58" calcext:value-type="float">
            <text:p>-58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58" calcext:value-type="float">
            <text:p>-58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58" calcext:value-type="float">
            <text:p>-58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59" calcext:value-type="float">
            <text:p>-5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58" calcext:value-type="float">
            <text:p>-5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58" calcext:value-type="float">
            <text:p>-58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59" calcext:value-type="float">
            <text:p>-59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2" calcext:value-type="float">
            <text:p>-72</text:p>
          </table:table-cell>
          <table:table-cell/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3" calcext:value-type="float">
            <text:p>-73</text:p>
          </table:table-cell>
          <table:table-cell/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0 metri" table:style-name="ta10">
        <table:table-column table:style-name="co9" table:default-cell-style-name="Default"/>
        <table:table-column table:style-name="co2" table:number-columns-repeated="3" table:default-cell-style-name="Default"/>
        <table:table-column table:style-name="co3" table:number-columns-repeated="15" table:default-cell-style-name="Default"/>
        <table:table-column table:style-name="co4" table:number-columns-repeated="1005" table:default-cell-style-name="Default"/>
        <table:table-row table:style-name="ro1">
          <table:table-cell office:value-type="string" calcext:value-type="string">
            <text:p>LoRa a 1m di distanza <text:s/>rssi channel=113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annel RSSI '-119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08'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table:number-columns-repeated="1020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table:number-columns-repeated="1020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-72" calcext:value-type="float">
            <text:p>-72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-72" calcext:value-type="float">
            <text:p>-72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-72" calcext:value-type="float">
            <text:p>-72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-73" calcext:value-type="float">
            <text:p>-73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-75" calcext:value-type="float">
            <text:p>-75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-72" calcext:value-type="float">
            <text:p>-72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-72" calcext:value-type="float">
            <text:p>-72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table:number-columns-repeated="1020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table:number-columns-repeated="1020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20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table:number-columns-repeated="1020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table:number-columns-repeated="1020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1020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-71" calcext:value-type="float">
            <text:p>-71</text:p>
          </table:table-cell>
          <table:table-cell/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-71" calcext:value-type="float">
            <text:p>-71</text:p>
          </table:table-cell>
          <table:table-cell/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AVERAGE([.B3:.B102])" office:value-type="float" office:value="-70.27" calcext:value-type="float">
            <text:p>-70.27</text:p>
          </table:table-cell>
          <table:table-cell table:formula="of:=AVERAGE([.C3:.C102])" office:value-type="float" office:value="-65.6428571428571" calcext:value-type="float">
            <text:p>-65.6428571428571</text:p>
          </table:table-cell>
          <table:table-cell table:formula="of:=AVERAGE([.D3:.D102])" office:value-type="float" office:value="-61.35" calcext:value-type="float">
            <text:p>-61.35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'40 metri'.G129" table:end-x="0.71pt" table:end-y="9.72pt" draw:z-index="0" draw:name="Chart 1" draw:style-name="gr1" draw:text-style-name="P1" svg:width="184.85pt" svg:height="299.99pt" svg:x="41.33pt" svg:y="9.78pt">
              <draw:object draw:notify-on-update-of-ranges="'40 metri'.B104:'40 metri'.D10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0 metri" table:style-name="ta3">
        <table:table-column table:style-name="co6" table:default-cell-style-name="Default"/>
        <table:table-column table:style-name="co2" table:number-columns-repeated="3" table:default-cell-style-name="Default"/>
        <table:table-column table:style-name="co3" table:number-columns-repeated="15" table:default-cell-style-name="Default"/>
        <table:table-column table:style-name="co4" table:number-columns-repeated="1005" table:default-cell-style-name="Default"/>
        <table:table-row table:style-name="ro1">
          <table:table-cell office:value-type="string" calcext:value-type="string">
            <text:p>LoRa a 5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7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08'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2" calcext:value-type="float">
            <text:p>-72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5" calcext:value-type="float">
            <text:p>-75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72" calcext:value-type="float">
            <text:p>-72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8" calcext:value-type="float">
            <text:p>-68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5" calcext:value-type="float">
            <text:p>-75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68" calcext:value-type="float">
            <text:p>-6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74" calcext:value-type="float">
            <text:p>-74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0 metri" table:style-name="ta4">
        <table:table-column table:style-name="co1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number-columns-repeated="15" table:default-cell-style-name="Default"/>
        <table:table-column table:style-name="co4" table:number-columns-repeated="1005" table:default-cell-style-name="Default"/>
        <table:table-row table:style-name="ro1">
          <table:table-cell office:value-type="string" calcext:value-type="string">
            <text:p>LoRa a 10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7'</text:p>
          </table:table-cell>
          <table:table-cell office:value-type="string" calcext:value-type="string">
            <text:p>Channel RSSI '-112'</text:p>
          </table:table-cell>
          <table:table-cell office:value-type="string" calcext:value-type="string">
            <text:p>Channel RSSI '-107'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9" calcext:value-type="float">
            <text:p>-79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0 metri" table:style-name="ta5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5" table:default-cell-style-name="Default"/>
        <table:table-column table:style-name="co4" table:number-columns-repeated="1005" table:default-cell-style-name="Default"/>
        <table:table-row table:style-name="ro1">
          <table:table-cell office:value-type="string" calcext:value-type="string">
            <text:p>LoRa a 15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2'</text:p>
          </table:table-cell>
          <table:table-cell office:value-type="string" calcext:value-type="string">
            <text:p>Channel RSSI '-109'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0" calcext:value-type="float">
            <text:p>-7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0" calcext:value-type="float">
            <text:p>-70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81" calcext:value-type="float">
            <text:p>-81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-71" calcext:value-type="float">
            <text:p>-71</text:p>
          </table:table-cell>
          <table:table-cell table:number-columns-repeated="1020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0 metri" table:style-name="ta6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5" table:default-cell-style-name="Default"/>
        <table:table-column table:style-name="co4" table:number-columns-repeated="1005" table:default-cell-style-name="Default"/>
        <table:table-row table:style-name="ro1">
          <table:table-cell office:value-type="string" calcext:value-type="string">
            <text:p>LoRa a 25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7'</text:p>
          </table:table-cell>
          <table:table-cell office:value-type="string" calcext:value-type="string">
            <text:p>Channel RSSI '-112'</text:p>
          </table:table-cell>
          <table:table-cell office:value-type="string" calcext:value-type="string">
            <text:p>Channel RSSI '-109'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2" calcext:value-type="float">
            <text:p>-82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2" calcext:value-type="float">
            <text:p>-82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2" calcext:value-type="float">
            <text:p>-82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2" calcext:value-type="float">
            <text:p>-82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2" calcext:value-type="float">
            <text:p>-82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2" calcext:value-type="float">
            <text:p>-82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82" calcext:value-type="float">
            <text:p>-82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82" calcext:value-type="float">
            <text:p>-82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-74" calcext:value-type="float">
            <text:p>-74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-73" calcext:value-type="float">
            <text:p>-73</text:p>
          </table:table-cell>
          <table:table-cell table:number-columns-repeated="1020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0 metri" table:style-name="ta7">
        <table:table-column table:style-name="co2" table:number-columns-repeated="4" table:default-cell-style-name="Default"/>
        <table:table-column table:style-name="co3" table:number-columns-repeated="15" table:default-cell-style-name="Default"/>
        <table:table-column table:style-name="co4" table:number-columns-repeated="1005" table:default-cell-style-name="Default"/>
        <table:table-row table:style-name="ro1">
          <table:table-cell office:value-type="string" calcext:value-type="string">
            <text:p>LoRa a 30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2'</text:p>
          </table:table-cell>
          <table:table-cell office:value-type="string" calcext:value-type="string">
            <text:p>Channel RSSI '-107'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78" calcext:value-type="float">
            <text:p>-7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88" calcext:value-type="float">
            <text:p>-88</text:p>
          </table:table-cell>
          <table:table-cell office:value-type="float" office:value="-83" calcext:value-type="float">
            <text:p>-83</text:p>
          </table:table-cell>
          <table:table-cell office:value-type="float" office:value="-78" calcext:value-type="float">
            <text:p>-78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89" calcext:value-type="float">
            <text:p>-89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9" calcext:value-type="float">
            <text:p>-89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88" calcext:value-type="float">
            <text:p>-88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88" calcext:value-type="float">
            <text:p>-88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1" calcext:value-type="float">
            <text:p>-81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1" calcext:value-type="float">
            <text:p>-81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1" calcext:value-type="float">
            <text:p>-81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89" calcext:value-type="float">
            <text:p>-89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88" calcext:value-type="float">
            <text:p>-88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88" calcext:value-type="float">
            <text:p>-88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1" calcext:value-type="float">
            <text:p>-81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89" calcext:value-type="float">
            <text:p>-89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8" calcext:value-type="float">
            <text:p>-88</text:p>
          </table:table-cell>
          <table:table-cell/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60 metri" table:style-name="ta8">
        <table:table-column table:style-name="co2" table:number-columns-repeated="11" table:default-cell-style-name="Default"/>
        <table:table-column table:style-name="co3" table:number-columns-repeated="15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LoRa a 30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09'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9" calcext:value-type="float">
            <text:p>-89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9" calcext:value-type="float">
            <text:p>-89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89" calcext:value-type="float">
            <text:p>-89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88" calcext:value-type="float">
            <text:p>-8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0" calcext:value-type="float">
            <text:p>-90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90" calcext:value-type="float">
            <text:p>-90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89" calcext:value-type="float">
            <text:p>-89</text:p>
          </table:table-cell>
          <table:table-cell/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9" calcext:value-type="float">
            <text:p>-89</text:p>
          </table:table-cell>
          <table:table-cell/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80 metri" table:style-name="ta9">
        <table:table-column table:style-name="co8" table:number-columns-repeated="4" table:default-cell-style-name="Default"/>
        <table:table-row table:style-name="ro3">
          <table:table-cell office:value-type="string" calcext:value-type="string">
            <text:p>LoRa a 30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10</text:p>
          </table:table-cell>
        </table:table-row>
        <table:table-row table:style-name="ro3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7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10'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-88" calcext:value-type="float">
            <text:p>-88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-89" calcext:value-type="float">
            <text:p>-89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-89" calcext:value-type="float">
            <text:p>-89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0" calcext:value-type="float">
            <text:p>-8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80" calcext:value-type="float">
            <text:p>-8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-87" calcext:value-type="float">
            <text:p>-87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-86" calcext:value-type="float">
            <text:p>-86</text:p>
          </table:table-cell>
          <table:table-cell/>
          <table:table-cell office:value-type="float" office:value="-78" calcext:value-type="float">
            <text:p>-78</text:p>
          </table:table-cell>
        </table:table-row>
      </table:table>
      <table:table table:name="200 metri" table:style-name="ta9">
        <table:table-column table:style-name="co8" table:number-columns-repeated="4" table:default-cell-style-name="Default"/>
        <table:table-row table:style-name="ro3">
          <table:table-cell office:value-type="string" calcext:value-type="string">
            <text:p>LoRa a 30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10</text:p>
          </table:table-cell>
        </table:table-row>
        <table:table-row table:style-name="ro3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1'</text:p>
          </table:table-cell>
          <table:table-cell office:value-type="string" calcext:value-type="string">
            <text:p>Channel RSSI '-109'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-91" calcext:value-type="float">
            <text:p>-91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-91" calcext:value-type="float">
            <text:p>-91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-91" calcext:value-type="float">
            <text:p>-91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-88" calcext:value-type="float">
            <text:p>-8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-88" calcext:value-type="float">
            <text:p>-8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-90" calcext:value-type="float">
            <text:p>-90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-88" calcext:value-type="float">
            <text:p>-8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-91" calcext:value-type="float">
            <text:p>-91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-90" calcext:value-type="float">
            <text:p>-90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-91" calcext:value-type="float">
            <text:p>-91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-90" calcext:value-type="float">
            <text:p>-90</text:p>
          </table:table-cell>
          <table:table-cell/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-90" calcext:value-type="float">
            <text:p>-90</text:p>
          </table:table-cell>
          <table:table-cell/>
          <table:table-cell office:value-type="float" office:value="-82" calcext:value-type="float">
            <text:p>-82</text:p>
          </table:table-cell>
        </table:table-row>
      </table:table>
      <table:table table:name="250 m" table:style-name="ta9">
        <table:table-column table:style-name="co8" table:number-columns-repeated="4" table:default-cell-style-name="Default"/>
        <table:table-row table:style-name="ro3">
          <table:table-cell office:value-type="string" calcext:value-type="string">
            <text:p>LoRa a 30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10</text:p>
          </table:table-cell>
        </table:table-row>
        <table:table-row table:style-name="ro3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08'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/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/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-83" calcext:value-type="float">
            <text:p>-83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-82" calcext:value-type="float">
            <text:p>-82</text:p>
          </table:table-cell>
        </table:table-row>
      </table:table>
      <table:table table:name="330 metri" table:style-name="ta9">
        <table:table-column table:style-name="co8" table:number-columns-repeated="4" table:default-cell-style-name="Default"/>
        <table:table-row table:style-name="ro3">
          <table:table-cell office:value-type="string" calcext:value-type="string">
            <text:p>LoRa a 30m di distanza</text:p>
          </table:table-cell>
          <table:table-cell office:value-type="string" calcext:value-type="string">
            <text:p>Modo 1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10</text:p>
          </table:table-cell>
        </table:table-row>
        <table:table-row table:style-name="ro3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 RSSI '-116'</text:p>
          </table:table-cell>
          <table:table-cell office:value-type="string" calcext:value-type="string">
            <text:p>Channel RSSI '-110'</text:p>
          </table:table-cell>
          <table:table-cell office:value-type="string" calcext:value-type="string">
            <text:p>Channel RSSI '-108'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-93" calcext:value-type="float">
            <text:p>-93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-93" calcext:value-type="float">
            <text:p>-93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-93" calcext:value-type="float">
            <text:p>-93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-93" calcext:value-type="float">
            <text:p>-93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-93" calcext:value-type="float">
            <text:p>-93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-93" calcext:value-type="float">
            <text:p>-93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-93" calcext:value-type="float">
            <text:p>-93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-93" calcext:value-type="float">
            <text:p>-93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-93" calcext:value-type="float">
            <text:p>-93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-92" calcext:value-type="float">
            <text:p>-92</text:p>
          </table:table-cell>
          <table:table-cell/>
          <table:table-cell office:value-type="float" office:value="-86" calcext:value-type="float">
            <text:p>-86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-92" calcext:value-type="float">
            <text:p>-92</text:p>
          </table:table-cell>
          <table:table-cell/>
          <table:table-cell office:value-type="float" office:value="-86" calcext:value-type="float">
            <text:p>-86</text:p>
          </table:table-cell>
        </table:table-row>
      </table:table>
      <table:table table:name="media e grafici" table:style-name="ta11">
        <office:forms form:automatic-focus="false" form:apply-design-mode="false"/>
        <table:shapes>
          <draw:frame draw:z-index="0" draw:style-name="gr2" draw:text-style-name="P2" svg:width="453.37pt" svg:height="255pt" svg:x="66.19pt" svg:y="207.01pt">
            <draw:object draw:notify-on-update-of-ranges="'media e grafici'.A2:'media e grafici'.A13 'media e grafici'.B1:'media e grafici'.B1 'media e grafici'.B2:'media e grafici'.B13 'media e grafici'.F1:'media e grafici'.F1 'media e grafici'.F2:'media e grafici'.F13 'media e grafici'.K1:'media e grafici'.K1 'media e grafici'.K2:'media e grafici'.K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3" table:number-columns-repeated="15" table:default-cell-style-name="Default"/>
        <table:table-column table:style-name="co4" table:number-columns-repeated="1005" table:default-cell-style-name="Default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AVERAGE([$'20 metri'.B3:$'20 metri'.B102])" office:value-type="float" office:value="-69.63" calcext:value-type="float">
            <text:p>-69.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AVERAGE([$'20 metri'.C3:$'20 metri'.C102])" office:value-type="float" office:value="-66.9795918367347" calcext:value-type="float">
            <text:p>-67.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formula="of:=AVERAGE([$'20 metri'.D3:$'20 metri'.D102])" office:value-type="float" office:value="-61.78" calcext:value-type="float">
            <text:p>-61.8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AVERAGE([$'40 metri'.B4:$'40 metri'.B103])" office:value-type="float" office:value="-70.2828282828283" calcext:value-type="float">
            <text:p>-70.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AVERAGE([$'40 metri'.C4:$'40 metri'.C103])" office:value-type="float" office:value="-65.6494845360825" calcext:value-type="float">
            <text:p>-65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formula="of:=AVERAGE([$'40 metri'.D4:$'40 metri'.D103])" office:value-type="float" office:value="-61.3535353535354" calcext:value-type="float">
            <text:p>-61.4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AVERAGE([$'60 metri'.B5:$'60 metri'.B104])" office:value-type="float" office:value="-72.8762886597938" calcext:value-type="float">
            <text:p>-72.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AVERAGE([$'60 metri'.C5:$'60 metri'.C104])" office:value-type="float" office:value="-68.2268041237113" calcext:value-type="float">
            <text:p>-68.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formula="of:=AVERAGE([$'60 metri'.D5:$'60 metri'.D104])" office:value-type="float" office:value="-64.9690721649485" calcext:value-type="float">
            <text:p>-65.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table:formula="of:=AVERAGE([$'80 metri'.B6:$'80 metri'.B105])" office:value-type="float" office:value="-78.9896907216495" calcext:value-type="float">
            <text:p>-79.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AVERAGE([$'80 metri'.C6:$'80 metri'.C105])" office:value-type="float" office:value="-74.7684210526316" calcext:value-type="float">
            <text:p>-74.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formula="of:=AVERAGE([$'80 metri'.D6:$'80 metri'.D105])" office:value-type="float" office:value="-71.8865979381443" calcext:value-type="float">
            <text:p>-71.9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AVERAGE([$'100 metri'.B7:$'100 metri'.B106])" office:value-type="float" office:value="-79.0729166666667" calcext:value-type="float">
            <text:p>-79.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AVERAGE([$'100 metri'.C7:$'100 metri'.C106])" office:value-type="float" office:value="-74.8510638297872" calcext:value-type="float">
            <text:p>-74.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formula="of:=AVERAGE([$'100 metri'.D7:$'100 metri'.D106])" office:value-type="float" office:value="-71.4375" calcext:value-type="float">
            <text:p>-71.4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table:formula="of:=AVERAGE([$'120 metri'.B8:$'120 metri'.B107])" office:value-type="float" office:value="-80.4731182795699" calcext:value-type="float">
            <text:p>-8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AVERAGE([$'120 metri'.C8:$'120 metri'.C107])" office:value-type="float" office:value="-76.1397849462366" calcext:value-type="float">
            <text:p>-76.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formula="of:=AVERAGE([$'120 metri'.D8:$'120 metri'.D107])" office:value-type="float" office:value="-72.9263157894737" calcext:value-type="float">
            <text:p>-72.9</text:p>
          </table:table-cell>
          <table:table-cell table:number-columns-repeated="1013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table:formula="of:=AVERAGE([$'140 metri'.B9:$'140 metri'.B108])" office:value-type="float" office:value="-86.6914893617021" calcext:value-type="float">
            <text:p>-86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AVERAGE([$'140 metri'.C9:$'140 metri'.C108])" office:value-type="float" office:value="-82.3010752688172" calcext:value-type="float">
            <text:p>-82.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formula="of:=AVERAGE([$'140 metri'.D9:$'140 metri'.D108])" office:value-type="float" office:value="-79.8617021276596" calcext:value-type="float">
            <text:p>-79.9</text:p>
          </table:table-cell>
          <table:table-cell table:number-columns-repeated="1013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table:formula="of:=AVERAGE([$'160 metri'.B10:$'160 metri'.B109])" office:value-type="float" office:value="-88.3655913978495" calcext:value-type="float">
            <text:p>-88.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AVERAGE([$'160 metri'.C10:$'160 metri'.C109])" office:value-type="float" office:value="-83.8901098901099" calcext:value-type="float">
            <text:p>-83.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formula="of:=AVERAGE([$'160 metri'.D10:$'160 metri'.D109])" office:value-type="float" office:value="-82.8172043010753" calcext:value-type="float">
            <text:p>-82.8</text:p>
          </table:table-cell>
          <table:table-cell table:number-columns-repeated="1013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table:formula="of:=AVERAGE([$'180 metri'.B11:$'180 metri'.B110])" office:value-type="float" office:value="-85.6630434782609" calcext:value-type="float">
            <text:p>-85.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AVERAGE([$'180 metri'.C11:$'180 metri'.C110])" office:value-type="float" office:value="-81.0989010989011" calcext:value-type="float">
            <text:p>-81.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formula="of:=AVERAGE([$'180 metri'.D11:$'180 metri'.D110])" office:value-type="float" office:value="-78.6739130434783" calcext:value-type="float">
            <text:p>-78.7</text:p>
          </table:table-cell>
          <table:table-cell table:number-columns-repeated="1013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table:formula="of:=AVERAGE([$'200 metri'.B12:$'200 metri'.B111])" office:value-type="float" office:value="-89.2637362637363" calcext:value-type="float">
            <text:p>-89.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AVERAGE([$'200 metri'.C12:$'200 metri'.C111])" office:value-type="float" office:value="-84.6741573033708" calcext:value-type="float">
            <text:p>-84.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formula="of:=AVERAGE([$'200 metri'.D12:$'200 metri'.D111])" office:value-type="float" office:value="-82.5824175824176" calcext:value-type="float">
            <text:p>-82.6</text:p>
          </table:table-cell>
          <table:table-cell table:number-columns-repeated="1013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table:formula="of:=AVERAGE([$'250 m'.B3:$'250 m'.B102])" office:value-type="float" office:value="-89.2916666666667" calcext:value-type="float">
            <text:p>-89.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AVERAGE([$'250 m'.C3:$'250 m'.C102])" office:value-type="float" office:value="-85.0306122448979" calcext:value-type="float">
            <text:p>-85.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formula="of:=AVERAGE([$'250 m'.D3:$'250 m'.D102])" office:value-type="float" office:value="-83.3" calcext:value-type="float">
            <text:p>-83.3</text:p>
          </table:table-cell>
          <table:table-cell table:number-columns-repeated="1013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table:formula="of:=AVERAGE([$'330 metri'.B14:$'330 metri'.B113])" office:value-type="float" office:value="-91.4719101123596" calcext:value-type="float">
            <text:p>-91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AVERAGE([$'330 metri'.C14:$'330 metri'.C113])" office:value-type="float" office:value="-87.6091954022989" calcext:value-type="float">
            <text:p>-87.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formula="of:=AVERAGE([$'330 metri'.D14:$'330 metri'.D113])" office:value-type="float" office:value="-86.1573033707865" calcext:value-type="float">
            <text:p>-86.2</text:p>
          </table:table-cell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 style:data-style-name="N2" text:time-value="15:41:08.50586587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1_20_metro" style:display-name="PageStyle_1 met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_20_metri" style:display-name="PageStyle_5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20_metri" style:display-name="PageStyle_10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_20_metri" style:display-name="PageStyle_15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5_20_metri" style:display-name="PageStyle_25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0_metri" style:display-name="PageStyle_20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0_20_metri" style:display-name="PageStyle_30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5_20_metri" style:display-name="PageStyle_35 me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ia_20_e_20_grafici" style:display-name="PageStyle_media e grafic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15:42:37.996112742</dc:date>
    <meta:editing-duration>PT40M58S</meta:editing-duration>
    <meta:editing-cycles>5</meta:editing-cycles>
    <meta:generator>LibreOffice/6.0.4.2$Linux_X86_64 LibreOffice_project/00m0$Build-2</meta:generator>
    <meta:document-statistic meta:table-count="13" meta:cell-count="50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Cambria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mbria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7.644cm" svg:height="10.584cm" xlink:href=".." xlink:type="simple" chart:class="chart:line" chart:style-name="ch1">
        <chart:legend chart:legend-position="end" svg:x="4.951cm" svg:y="4.993cm" style:legend-expansion="high" chart:style-name="ch2"/>
        <chart:plot-area chart:style-name="ch3" table:cell-range-address="'40 metri'.B104:'40 metri'.D104" svg:x="0.666cm" svg:y="0.626cm" svg:width="5.806cm" svg:height="9.219cm">
          <chartooo:coordinate-region svg:x="1.393cm" svg:y="0.825cm" svg:width="4.985cm" svg:height="8.8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0 metri'.B104:'40 metri'.D104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iga 104</text:p>
                <draw:g>
                  <svg:desc/>
                </draw:g>
              </table:table-cell>
              <table:table-cell office:value-type="float" office:value="-70.27">
                <text:p>-70.27</text:p>
                <draw:g>
                  <svg:desc>'40 metri'.B104:'40 metri'.D104</svg:desc>
                </draw:g>
              </table:table-cell>
              <table:table-cell office:value-type="float" office:value="-65.6428571428571">
                <text:p>-65.6428571428571</text:p>
              </table:table-cell>
              <table:table-cell office:value-type="float" office:value="-61.35">
                <text:p>-61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97cm" xlink:href=".." xlink:type="simple" chart:class="chart:line" chart:style-name="ch1">
        <chart:legend chart:legend-position="end" svg:x="13.328cm" svg:y="3.819cm" style:legend-expansion="high" chart:style-name="ch2"/>
        <chart:plot-area chart:style-name="ch3" table:cell-range-address="'media e grafici'.A2:'media e grafici'.B13 'media e grafici'.B1:'media e grafici'.B1 'media e grafici'.F1:'media e grafici'.F13 'media e grafici'.K1:'media e grafici'.K13" chart:data-source-has-labels="both" svg:x="0.319cm" svg:y="0.179cm" svg:width="12.69cm" svg:height="8.639cm">
          <chartooo:coordinate-region svg:x="1.523cm" svg:y="0.339cm" svg:width="11.206cm" svg:height="8.32cm"/>
          <chart:axis chart:dimension="x" chart:name="primary-x" chart:style-name="ch4" chartooo:axis-type="auto">
            <chartooo:date-scale/>
            <chart:categories table:cell-range-address="'media e grafici'.A2:'media e grafici'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dia e grafici'.B2:'media e grafici'.B13" chart:label-cell-address="'media e grafici'.B1:'media e grafici'.B1" chart:class="chart:line">
            <chart:data-point chart:repeated="12"/>
          </chart:series>
          <chart:series chart:style-name="ch8" chart:values-cell-range-address="'media e grafici'.F2:'media e grafici'.F13" chart:label-cell-address="'media e grafici'.F1:'media e grafici'.F1" chart:class="chart:line">
            <chart:data-point chart:repeated="12"/>
          </chart:series>
          <chart:series chart:style-name="ch9" chart:values-cell-range-address="'media e grafici'.K2:'media e grafici'.K13" chart:label-cell-address="'media e grafici'.K1:'media e grafici'.K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o 1</text:p>
                <draw:g>
                  <svg:desc>'media e grafici'.B1:'media e grafici'.B1</svg:desc>
                </draw:g>
              </table:table-cell>
              <table:table-cell office:value-type="string">
                <text:p>Modo 5</text:p>
                <draw:g>
                  <svg:desc>'media e grafici'.F1:'media e grafici'.F1</svg:desc>
                </draw:g>
              </table:table-cell>
              <table:table-cell office:value-type="string">
                <text:p>Modo 10</text:p>
                <draw:g>
                  <svg:desc>'media e grafici'.K1:'media e grafici'.K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media e grafici'.A2:'media e grafici'.A13</svg:desc>
                </draw:g>
              </table:table-cell>
              <table:table-cell office:value-type="float" office:value="-69.63">
                <text:p>-69.63</text:p>
                <draw:g>
                  <svg:desc>'media e grafici'.B2:'media e grafici'.B13</svg:desc>
                </draw:g>
              </table:table-cell>
              <table:table-cell office:value-type="float" office:value="-66.9795918367347">
                <text:p>-66.9795918367347</text:p>
                <draw:g>
                  <svg:desc>'media e grafici'.F2:'media e grafici'.F13</svg:desc>
                </draw:g>
              </table:table-cell>
              <table:table-cell office:value-type="float" office:value="-61.78">
                <text:p>-61.78</text:p>
                <draw:g>
                  <svg:desc>'media e grafici'.K2:'media e grafici'.K13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70.2828282828283">
                <text:p>-70.2828282828283</text:p>
              </table:table-cell>
              <table:table-cell office:value-type="float" office:value="-65.6494845360825">
                <text:p>-65.6494845360825</text:p>
              </table:table-cell>
              <table:table-cell office:value-type="float" office:value="-61.3535353535354">
                <text:p>-61.35353535353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72.8762886597938">
                <text:p>-72.8762886597938</text:p>
              </table:table-cell>
              <table:table-cell office:value-type="float" office:value="-68.2268041237113">
                <text:p>-68.2268041237113</text:p>
              </table:table-cell>
              <table:table-cell office:value-type="float" office:value="-64.9690721649485">
                <text:p>-64.969072164948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78.9896907216495">
                <text:p>-78.9896907216495</text:p>
              </table:table-cell>
              <table:table-cell office:value-type="float" office:value="-74.7684210526316">
                <text:p>-74.7684210526316</text:p>
              </table:table-cell>
              <table:table-cell office:value-type="float" office:value="-71.8865979381443">
                <text:p>-71.88659793814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79.0729166666667">
                <text:p>-79.0729166666667</text:p>
              </table:table-cell>
              <table:table-cell office:value-type="float" office:value="-74.8510638297872">
                <text:p>-74.8510638297872</text:p>
              </table:table-cell>
              <table:table-cell office:value-type="float" office:value="-71.4375">
                <text:p>-71.43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80.4731182795699">
                <text:p>-80.4731182795699</text:p>
              </table:table-cell>
              <table:table-cell office:value-type="float" office:value="-76.1397849462366">
                <text:p>-76.1397849462366</text:p>
              </table:table-cell>
              <table:table-cell office:value-type="float" office:value="-72.9263157894737">
                <text:p>-72.92631578947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86.6914893617021">
                <text:p>-86.6914893617021</text:p>
              </table:table-cell>
              <table:table-cell office:value-type="float" office:value="-82.3010752688172">
                <text:p>-82.3010752688172</text:p>
              </table:table-cell>
              <table:table-cell office:value-type="float" office:value="-79.8617021276596">
                <text:p>-79.861702127659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88.3655913978495">
                <text:p>-88.3655913978495</text:p>
              </table:table-cell>
              <table:table-cell office:value-type="float" office:value="-83.8901098901099">
                <text:p>-83.8901098901099</text:p>
              </table:table-cell>
              <table:table-cell office:value-type="float" office:value="-82.8172043010753">
                <text:p>-82.81720430107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85.6630434782609">
                <text:p>-85.6630434782609</text:p>
              </table:table-cell>
              <table:table-cell office:value-type="float" office:value="-81.0989010989011">
                <text:p>-81.0989010989011</text:p>
              </table:table-cell>
              <table:table-cell office:value-type="float" office:value="-78.6739130434783">
                <text:p>-78.67391304347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89.2637362637363">
                <text:p>-89.2637362637363</text:p>
              </table:table-cell>
              <table:table-cell office:value-type="float" office:value="-84.6741573033708">
                <text:p>-84.6741573033708</text:p>
              </table:table-cell>
              <table:table-cell office:value-type="float" office:value="-82.5824175824176">
                <text:p>-82.582417582417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89.2916666666667">
                <text:p>-89.2916666666667</text:p>
              </table:table-cell>
              <table:table-cell office:value-type="float" office:value="-85.0306122448979">
                <text:p>-85.0306122448979</text:p>
              </table:table-cell>
              <table:table-cell office:value-type="float" office:value="-83.3">
                <text:p>-83.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91.4719101123596">
                <text:p>-91.4719101123596</text:p>
              </table:table-cell>
              <table:table-cell office:value-type="float" office:value="-87.6091954022989">
                <text:p>-87.6091954022989</text:p>
              </table:table-cell>
              <table:table-cell office:value-type="float" office:value="-86.1573033707865">
                <text:p>-86.15730337078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